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100"/>
    <style:style style:name="ce5" style:family="table-cell" style:parent-style-name="Default" style:data-style-name="N30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4" table:number-columns-repeated="239" table:default-cell-style-name="Default"/>
        <table:table-row table:style-name="ro1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>
            <text:p>3.4.2 Patch 2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2 MP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table:style-name="ce5">
            <text:p>3.6.2</text:p>
          </table:table-cell>
          <table:table-cell office:value-type="float" office:value="3.7">
            <text:p>3.7</text:p>
          </table:table-cell>
          <table:table-cell table:number-columns-repeated="237"/>
        </table:table-row>
        <table:table-row table:style-name="ro1">
          <table:table-cell table:number-columns-repeated="256"/>
        </table:table-row>
        <table:table-row table:style-name="ro2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 table:number-columns-repeated="241"/>
        </table:table-row>
        <table:table-row table:style-name="ro2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5"/>
          <table:table-cell>
            <text:p>3.1.400</text:p>
          </table:table-cell>
          <table:table-cell table:number-columns-repeated="245"/>
        </table:table-row>
        <table:table-row table:style-name="ro2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3.105</text:p>
          </table:table-cell>
          <table:table-cell>
            <text:p>3.4.0</text:p>
          </table:table-cell>
          <table:table-cell table:number-columns-repeated="2"/>
          <table:table-cell table:style-name="ce4">
            <text:p>3.4.1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6.0</text:p>
          </table:table-cell>
          <table:table-cell table:number-columns-repeated="237"/>
        </table:table-row>
        <table:table-row table:style-name="ro1">
          <table:table-cell table:number-columns-repeated="13"/>
          <table:table-cell table:style-name="ce4"/>
          <table:table-cell table:number-columns-repeated="242"/>
        </table:table-row>
        <table:table-row table:style-name="ro1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5">
            <text:p>3.5.3</text:p>
          </table:table-cell>
          <table:table-cell>
            <text:p>3.5.100</text:p>
          </table:table-cell>
          <table:table-cell table:number-columns-repeated="237"/>
        </table:table-row>
        <table:table-row table:style-name="ro2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3.103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 table:style-name="ce4">
            <text:p>3.4.2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5.100</text:p>
          </table:table-cell>
          <table:table-cell table:number-columns-repeated="237"/>
        </table:table-row>
        <table:table-row table:style-name="ro2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4"/>
          <table:table-cell>
            <text:p>3.3.200</text:p>
          </table:table-cell>
          <table:table-cell>
            <text:p>3.3.201</text:p>
          </table:table-cell>
          <table:table-cell/>
          <table:table-cell table:style-name="ce4">
            <text:p>3.3.202</text:p>
          </table:table-cell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/>
          <table:table-cell>
            <text:p>3.3.400</text:p>
          </table:table-cell>
          <table:table-cell table:number-columns-repeated="237"/>
        </table:table-row>
        <table:table-row table:style-name="ro1">
          <table:table-cell table:number-columns-repeated="13"/>
          <table:table-cell table:style-name="ce4"/>
          <table:table-cell table:number-columns-repeated="242"/>
        </table:table-row>
        <table:table-row table:style-name="ro2">
          <table:table-cell>
            <text:p>org.eclipse.ua.tests.doc</text:p>
          </table:table-cell>
          <table:table-cell table:number-columns-repeated="13"/>
          <table:table-cell>
            <text:p>1.0.0</text:p>
          </table:table-cell>
          <table:table-cell table:number-columns-repeated="241"/>
        </table:table-row>
        <table:table-row table:style-name="ro2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/>
          <table:table-cell>
            <text:p>3.2.300</text:p>
          </table:table-cell>
          <table:table-cell/>
          <table:table-cell>
            <text:p>3.2.301</text:p>
          </table:table-cell>
          <table:table-cell/>
          <table:table-cell>
            <text:p>3.3.0</text:p>
          </table:table-cell>
          <table:table-cell table:number-columns-repeated="3"/>
          <table:table-cell table:style-name="ce5">
            <text:p>3.3.100</text:p>
          </table:table-cell>
          <table:table-cell table:number-columns-repeated="237"/>
        </table:table-row>
        <table:table-row table:style-name="ro2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4"/>
          <table:table-cell>
            <text:p>3.3.200</text:p>
          </table:table-cell>
          <table:table-cell table:number-columns-repeated="3"/>
          <table:table-cell>
            <text:p>3.4.0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5.100</text:p>
          </table:table-cell>
          <table:table-cell table:number-columns-repeated="237"/>
        </table:table-row>
        <table:table-row table:style-name="ro2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4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/>
          <table:table-cell>
            <text:p>3.4.0</text:p>
          </table:table-cell>
          <table:table-cell table:number-columns-repeated="241"/>
        </table:table-row>
        <table:table-row table:style-name="ro2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5"/>
          <table:table-cell>
            <text:p>3.2.300</text:p>
          </table:table-cell>
          <table:table-cell table:number-columns-repeated="3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/>
          <table:table-cell>
            <text:p>3.2.500</text:p>
          </table:table-cell>
          <table:table-cell table:number-columns-repeated="237"/>
        </table:table-row>
        <table:table-row table:style-name="ro1">
          <table:table-cell>
            <text:p>org.eclipse.ui.tests.forms</text:p>
          </table:table-cell>
          <table:table-cell table:number-columns-repeated="9"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200</text:p>
          </table:table-cell>
          <table:table-cell table:number-columns-repeated="241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10/15/10</text:date>, <text:time>09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gold</dc:creator>
    <dc:date>2010-10-15T09:57:04</dc:date>
    <meta:print-date>2010-07-27T13:37:01</meta:print-date>
    <dc:language>en-US</dc:language>
    <meta:editing-cycles>8</meta:editing-cycles>
    <meta:editing-duration>PT45M5S</meta:editing-duration>
    <meta:user-defined meta:name="Info 1"/>
    <meta:user-defined meta:name="Info 2"/>
    <meta:user-defined meta:name="Info 3"/>
    <meta:user-defined meta:name="Info 4"/>
    <meta:document-statistic meta:table-count="3" meta:cell-count="159"/>
  </office:meta>
</office:document-meta>
</file>